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3" style:family="paragraph" style:parent-style-name="Text_20_body" style:list-style-name="L1">
      <style:text-properties fo:font-size="6pt" style:font-size-asian="5.25pt" style:font-size-complex="6pt"/>
    </style:style>
    <style:style style:name="P4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5" style:family="paragraph" style:parent-style-name="Text_20_body" style:list-style-name="L2">
      <style:text-properties fo:font-size="6pt" style:font-size-asian="5.25pt" style:font-size-complex="6pt"/>
    </style:style>
    <style:style style:name="P6" style:family="paragraph" style:parent-style-name="Horizontal_20_Line">
      <style:paragraph-properties fo:margin-top="0in" fo:margin-bottom="0.0972in" style:contextual-spacing="false" fo:line-height="115%"/>
      <style:text-properties style:font-size-asian="5.2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ject: Follow-up: Advanced Research Findings - NDA Required</text:p>
      <text:p text:style-name="P1">Dear [JVP / Grove Ventures],</text:p>
      <text:p text:style-name="P1">Since my last email, we've conducted deeper strategic analysis on the HOS/HMOS platform opportunity.</text:p>
      <text:p text:style-name="P1"><text:span text:style-name="Strong_20_Emphasis">What we discovered is more significant - and more sensitive - than initially presented.</text:span></text:p>
      <text:p text:style-name="P1">The research uncovered:</text:p>
      <text:list text:style-name="L1">
        <text:list-item>
          <text:p text:style-name="P2">Additional critical military applications beyond what I described </text:p>
        </text:list-item>
        <text:list-item>
          <text:p text:style-name="P2">Strategic threats Israel faces that make HMOS existential (not just advantageous) </text:p>
        </text:list-item>
        <text:list-item>
          <text:p text:style-name="P2">Quantum communication capabilities that create unbeatable military advantage </text:p>
        </text:list-item>
        <text:list-item>
          <text:p text:style-name="P2">Long-term Israeli manufacturing strategy with national security implications </text:p>
        </text:list-item>
        <text:list-item>
          <text:p text:style-name="P3">Geopolitical and prophetic dimensions that Israeli leadership will understand </text:p>
        </text:list-item>
      </text:list>
      <text:p text:style-name="P1"><text:span text:style-name="Strong_20_Emphasis">This information is now classified at national security level.</text:span></text:p>
      <text:p text:style-name="P1">I've prepared comprehensive updated documents (Executive Summary + Full Strategy), but they contain sensitive Israeli defense information that cannot be shared without proper confidentiality protection.</text:p>
      <text:p text:style-name="P1"><text:span text:style-name="Strong_20_Emphasis">Next Steps:</text:span></text:p>
      <text:p text:style-name="P1">If your firm remains interested in this opportunity, I need you to:</text:p>
      <text:list text:style-name="L2">
        <text:list-item>
          <text:p text:style-name="P4"><text:span text:style-name="Strong_20_Emphasis">Sign NDA</text:span> (Non-Disclosure Agreement) before I can share updated materials </text:p>
        </text:list-item>
        <text:list-item>
          <text:p text:style-name="P4"><text:span text:style-name="Strong_20_Emphasis">Confirm</text:span> this will be treated with appropriate security (no forwarding, limited internal distribution) </text:p>
        </text:list-item>
        <text:list-item>
          <text:p text:style-name="P5"><text:span text:style-name="Strong_20_Emphasis">Schedule</text:span> secure discussion (in-person preferred, or encrypted communication) </text:p>
        </text:list-item>
      </text:list>
      <text:p text:style-name="P1">The updated strategy is complete. It shows why this is not just a business opportunity, but an Israeli national imperative with prophetic and strategic dimensions.</text:p>
      <text:p text:style-name="P1">However, I cannot discuss specifics until NDA is in place.</text:p>
      <text:p text:style-name="P1"><text:span text:style-name="Strong_20_Emphasis">This is now Defense Ministry-level sensitivity.</text:span></text:p>
      <text:p text:style-name="P1">If you're prepared to sign NDA and treat this with appropriate confidentiality, please confirm and I'll send the agreement for signature.</text:p>
      <text:p text:style-name="P1">Time remains critical - 12 months maximum before window closes.</text:p>
      <text:p text:style-name="P1">Best regards,</text:p>
      <text:p text:style-name="P1">Meir Niv<text:line-break/>Founder &amp; Visionary, HOS Platform</text:p>
      <text:p text:style-name="P1">Email: [your email]<text:line-break/>Phone: [your phone]</text:p>
      <text:p text:style-name="P6"/>
      <text:p text:style-name="P1">P.S. - What started as a robotics platform has evolved into something far more significant for Israel's future. The VCs who understand this will be part of history. Those who don't will watch from the sidelines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19:32:32.608665500</meta:creation-date>
    <dc:date>2025-11-21T19:49:50.377906800</dc:date>
    <meta:editing-duration>PT17M17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26" meta:word-count="298" meta:character-count="2057" meta:non-whitespace-character-count="1785"/>
  </office:meta>
</office:document-meta>
</file>